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8.00pt" fo:font-weight="normal" fo:font-family="'Times New Roman'" style:font-family-asian="'Times New Roman'" style:font-family-complex="'Times New Roman'" fo:background-color="transparent" style:use-window-font-color="true"/>
    </style:style>
    <style:style style:name="T3" style:family="text">
      <style:text-properties fo:font-size="18.00pt" fo:font-weight="normal" fo:font-family="'Times New Roman'" style:font-family-asian="'Times New Roman'" style:font-family-complex="'Times New Roman'" fo:background-color="transparent" style:use-window-font-color="true"/>
    </style:style>
    <style:style style:name="T4" style:family="text">
      <style:text-properties fo:font-size="12.00pt" fo:font-weight="normal" fo:font-family="'Times New Roman'" style:font-family-asian="'Times New Roman'" style:font-family-complex="'Times New Roman'"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center"/>
    </style:style>
    <style:style style:name="P3" style:family="paragraph">
      <style:paragraph-properties fo:line-height="100.00%" fo:text-align="left"/>
    </style:style>
  </office:automatic-styles>
  <office:body>
    <office:text>
      <text:p text:style-name="P1"><text:span text:style-name="T1"/></text:p>
      <text:p text:style-name="P1"><text:span text:style-name="T2">Grupp 11 designdokument feedback</text:span></text:p>
      <text:p text:style-name="P2"><text:span text:style-name="T3"/></text:p>
      <text:p text:style-name="P3"><text:span text:style-name="T4">Designdokumentet är väl presenterad och man ser från första början vart den leder till med en kortfattad innehåll av självadokumentet, syftet med det och även en ordlista som förklärar alla abbreviationer. Man får en riktigt bra omfattning. Systemdiagrammet förklarar hur systemet är uppbyggt och har även en bild för att visa det tre huvuddelar den består av. Dessa tre delar får varan ett schematiskt diagram som visar hur det fungerar. Det är jätte tydligt och lätt är läsa igenom och förstå.</text:span></text:p>
      <text:p text:style-name="P3"><text:span text:style-name="T4"/></text:p>
      <text:p text:style-name="P3"><text:span text:style-name="T4">Användargränssnittet leder med en kortfattat backgrund på hur det går till sen förklarar den varje element med basic funktionalitet och en bild som tar det viktiga med varje sida. Det är snyggt och gör det enklare att hänga med förklaringen. Det finns inget särskild att kommentera på som är negativt förutom små grejer. I ordlistan har man skrivit "wirefram" istället för wireframe och man uppdaterade aldrig versionnummret efter sju stycken uppdateringar.</text:span></text:p>
      <text:p text:style-name="P3"><text:span text:style-name="T4"/></text:p>
      <text:p text:style-name="P3"><text:span text:style-name="T4"/></text:p>
      <text:p text:style-name="P3"><text:span text:style-name="T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